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padding-right="0.25cm"/>
    </style:style>
    <style:style style:name="gr2" style:family="graphic" style:parent-style-name="standard">
      <style:graphic-properties draw:stroke="dash" draw:stroke-dash="Ultrafine_20_Dashed" draw:fill="solid" draw:fill-color="#ffcc99" draw:textarea-horizontal-align="justify" draw:textarea-vertical-align="middle" draw:auto-grow-height="false" fo:padding-right="0.2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padding-right="0.25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padding-right="0.25cm"/>
    </style:style>
    <style:style style:name="gr5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45cm"/>
    </style:style>
    <style:style style:name="gr6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6cm"/>
    </style:style>
    <style:style style:name="gr7" style:family="graphic" style:parent-style-name="standard">
      <style:graphic-properties svg:stroke-width="0.01cm" draw:marker-start-width="0.215cm" draw:marker-end="Arrow" draw:marker-end-width="0.215cm" draw:textarea-horizontal-align="left" draw:textarea-vertical-align="top" fo:padding-top="0.1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15cm" draw:marker-end="Arrow" draw:marker-end-width="0.215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cm" fo:min-width="2.534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75cm"/>
    </style:style>
    <style:style style:name="gr12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svg:stroke-width="0.01cm" draw:marker-start-width="0.215cm" draw:marker-end="Arrow" draw:marker-end-width="0.215cm" draw:textarea-horizontal-align="right" draw:textarea-vertical-align="middle" fo:padding-top="0.13cm" fo:padding-bottom="0.13cm" fo:padding-left="-0.26cm" fo:padding-right="0.255cm"/>
    </style:style>
    <style:style style:name="gr15" style:family="graphic" style:parent-style-name="standard">
      <style:graphic-properties draw:textarea-horizontal-align="right" draw:textarea-vertical-align="top" fo:padding-top="0.1cm" fo:padding-right="0.25cm"/>
    </style:style>
    <style:style style:name="gr16" style:family="graphic" style:parent-style-name="standard">
      <style:graphic-properties svg:stroke-width="0.02cm" draw:marker-start-width="0.23cm" draw:marker-end="" draw:marker-end-width="0.23cm" draw:fill="none" draw:textarea-vertical-align="middle" draw:auto-grow-height="false" fo:min-height="0.749cm" fo:min-width="0.499cm" fo:padding-top="0.13cm" fo:padding-bottom="0.13cm" fo:padding-left="0.255cm" fo:padding-right="-0.24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fo:min-height="0.5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2.831cm" fo:padding-top="0cm" fo:padding-bottom="0cm" fo:padding-left="0cm" fo:padding-right="0cm"/>
    </style:style>
    <style:style style:name="gr19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P6" style:family="paragraph">
      <style:text-properties fo:font-style="normal"/>
    </style:style>
    <style:style style:name="T1" style:family="text"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T2" style:family="text">
      <style:text-properties fo:font-family="'Nimbus Sans L'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T5" style:family="text">
      <style:text-properties fo:font-style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25cm" svg:height="0.75cm" svg:x="5.1cm" svg:y="1.455cm">
          <text:p text:style-name="P1"><text:span text:style-name="T1">Lex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.25cm" svg:height="0.75cm" svg:x="5.1cm" svg:y="2.95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25cm" svg:height="0.75cm" svg:x="5.1cm" svg:y="4.4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4.25cm" svg:height="0.75cm" svg:x="5.1cm" svg:y="5.955cm">
          <draw:glue-point draw:id="4" svg:x="-2.647cm" svg:y="5cm"/>
          <draw:glue-point draw:id="5" svg:x="3.235cm" svg:y="5cm"/>
          <text:p text:style-name="P1"><text:span text:style-name="T1">Auftrennung VP/F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3.25cm" svg:height="0.75cm" svg:x="9.1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3.25cm" svg:height="0.75cm" svg:x="2.1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225cm" svg:y1="2.205cm" svg:x2="7.225cm" svg:y2="2.955cm" draw:start-shape="id1" draw:start-glue-point="2" draw:end-shape="id2" draw:end-glue-point="0" svg:d="m7225 2205v750">
          <text:p text:style-name="P1"><text:span text:style-name="T2">Tokens</text:span></text:p>
        </draw:connector>
        <draw:connector draw:style-name="gr6" draw:text-style-name="P1" draw:layer="layout" svg:x1="7.225cm" svg:y1="3.705cm" svg:x2="7.225cm" svg:y2="4.455cm" draw:start-shape="id2" draw:start-glue-point="2" draw:end-shape="id3" draw:end-glue-point="0" svg:d="m7225 3705v750">
          <text:p text:style-name="P1">Zwischendarstellung</text:p>
        </draw:connector>
        <draw:connector draw:style-name="gr6" draw:text-style-name="P1" draw:layer="layout" svg:x1="7.225cm" svg:y1="5.205cm" svg:x2="7.225cm" svg:y2="5.955cm" draw:start-shape="id3" draw:start-glue-point="2" draw:end-shape="id4" draw:end-glue-point="0" svg:d="m7225 5205v750">
          <text:p text:style-name="P1">Zwischendarstellung</text:p>
        </draw:connector>
        <draw:connector draw:style-name="gr7" draw:layer="layout" draw:line-skew="0.135cm" svg:x1="8.599cm" svg:y1="6.705cm" svg:x2="10.725cm" svg:y2="7.935cm" draw:start-shape="id4" draw:start-glue-point="5" draw:end-shape="id5" draw:end-glue-point="0" svg:d="m8599 6705v750h2126v480">
          <text:p>Zwischendarstellung</text:p>
        </draw:connector>
        <draw:connector draw:style-name="gr8" draw:text-style-name="P1" draw:layer="layout" svg:x1="7.225cm" svg:y1="6.705cm" svg:x2="7.225cm" svg:y2="8.1cm" draw:start-shape="id4" draw:start-glue-point="2" draw:end-shape="id6" draw:end-glue-point="0" svg:d="m7225 6705v1395">
          <text:p/>
        </draw:connector>
        <draw:frame draw:style-name="gr9" draw:text-style-name="P4" draw:id="id6" draw:layer="layout" svg:width="3.25cm" svg:height="0.789cm" svg:x="5.6cm" svg:y="8.1cm">
          <draw:text-box>
            <text:p><text:span text:style-name="T3">Schnittstelle</text:span></text:p>
          </draw:text-box>
          <draw:glue-point draw:id="4" svg:x="-2.692cm" svg:y="5.019cm"/>
          <draw:glue-point draw:id="5" svg:x="2.692cm" svg:y="5.019cm"/>
        </draw:frame>
        <draw:frame draw:style-name="gr10" draw:text-style-name="P5" draw:id="id8" draw:layer="layout" svg:width="3.75cm" svg:height="0.789cm" svg:x="1.85cm" svg:y="10.955cm">
          <draw:text-box>
            <text:p><text:span text:style-name="T4">Vertexprogramm</text:span></text:p>
          </draw:text-box>
        </draw:frame>
        <draw:frame draw:style-name="gr11" draw:text-style-name="P5" draw:id="id10" draw:layer="layout" svg:width="4.25cm" svg:height="0.789cm" svg:x="8.6cm" svg:y="10.955cm">
          <draw:text-box>
            <text:p><text:span text:style-name="T4">Fragmentprogramm</text:span></text:p>
          </draw:text-box>
        </draw:frame>
        <draw:connector draw:style-name="gr12" draw:text-style-name="P1" draw:layer="layout" svg:x1="3.725cm" svg:y1="10.205cm" svg:x2="3.725cm" svg:y2="10.955cm" draw:start-shape="id7" draw:start-glue-point="2" draw:end-shape="id8" draw:end-glue-point="0" svg:d="m3725 10205v750">
          <text:p/>
        </draw:connector>
        <draw:connector draw:style-name="gr13" draw:text-style-name="P1" draw:layer="layout" svg:x1="10.725cm" svg:y1="10.205cm" svg:x2="10.725cm" svg:y2="10.955cm" draw:start-shape="id9" draw:start-glue-point="2" draw:end-shape="id10" draw:end-glue-point="0" svg:d="m10725 10205v750">
          <text:p/>
        </draw:connector>
        <draw:custom-shape draw:style-name="gr2" draw:text-style-name="P2" draw:id="id11" draw:layer="layout" svg:width="3.25cm" svg:height="0.75cm" svg:x="2.1cm" svg:y="7.9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25cm" svg:height="0.77cm" svg:x="9.1cm" svg:y="7.93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3.725cm" svg:y1="8.705cm" svg:x2="3.725cm" svg:y2="9.455cm" draw:start-shape="id11" draw:start-glue-point="2" draw:end-shape="id7" draw:end-glue-point="0" svg:d="m3725 8705v750">
          <text:p text:style-name="P1">Zwischendarstellung</text:p>
        </draw:connector>
        <draw:connector draw:style-name="gr6" draw:layer="layout" svg:x1="10.725cm" svg:y1="8.705cm" svg:x2="10.725cm" svg:y2="9.455cm" draw:start-shape="id5" draw:start-glue-point="2" draw:end-shape="id9" draw:end-glue-point="0" svg:d="m10725 8705v750">
          <text:p>Zwischendarstellung</text:p>
        </draw:connector>
        <draw:connector draw:style-name="gr15" draw:text-style-name="P1" draw:layer="layout" draw:line-skew="0.125cm" svg:x1="6.101cm" svg:y1="6.705cm" svg:x2="3.725cm" svg:y2="7.955cm" draw:start-shape="id4" draw:start-glue-point="4" draw:end-shape="id11" draw:end-glue-point="0" svg:d="m6101 6705v750h-2376v500">
          <text:p text:style-name="P1">Zwischendarstellung</text:p>
        </draw:connector>
        <draw:custom-shape draw:style-name="gr16" draw:text-style-name="P1" draw:layer="layout" svg:width="0.25cm" svg:height="2.25cm" svg:x="14.85cm" svg:y="1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2.5cm" svg:height="0.5cm" draw:transform="rotate (1.5707963267946) translate (15.1cm 3.844cm)">
          <draw:text-box>
            <text:p><text:span text:style-name="T5">Front-End</text:span></text:p>
          </draw:text-box>
        </draw:frame>
        <draw:custom-shape draw:style-name="gr16" draw:text-style-name="P1" draw:layer="layout" svg:width="0.25cm" svg:height="4.15cm" svg:x="14.85cm" svg:y="4.5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4.25cm" svg:height="0.5cm" draw:transform="rotate (1.5707963267946) translate (15.1cm 8.694cm)">
          <draw:text-box>
            <text:p><text:span text:style-name="T5">„</text:span><text:span text:style-name="T5">Middle-End“</text:span></text:p>
          </draw:text-box>
        </draw:frame>
        <draw:custom-shape draw:style-name="gr16" draw:text-style-name="P1" draw:layer="layout" svg:width="0.25cm" svg:height="2.25cm" svg:x="14.85cm" svg:y="9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2.5cm" svg:height="0.5cm" draw:transform="rotate (1.5707963267946) translate (15.1cm 11.844cm)">
          <draw:text-box>
            <text:p><text:span text:style-name="T5">Back-End</text:span></text:p>
          </draw:text-box>
        </draw:frame>
        <draw:frame draw:style-name="gr18" draw:id="id12" draw:layer="layout" svg:width="4.25cm" svg:height="0.789cm" svg:x="5.1cm" svg:y="0.1cm">
          <draw:text-box>
            <text:p><text:span text:style-name="T6">Quellcode</text:span></text:p>
          </draw:text-box>
        </draw:frame>
        <draw:connector draw:style-name="standard" draw:text-style-name="P1" draw:layer="layout" svg:x1="7.225cm" svg:y1="0.889cm" svg:x2="7.225cm" svg:y2="1.455cm" draw:start-shape="id12" draw:start-glue-point="2" draw:end-shape="id1" draw:end-glue-point="0" svg:d="m7225 889v566">
          <text:p/>
        </draw:connector>
        <draw:line draw:style-name="gr19" draw:text-style-name="P1" draw:layer="layout" svg:x1="6.35cm" svg:y1="8.85cm" svg:x2="5.35cm" svg:y2="9.85cm">
          <text:p/>
        </draw:line>
        <draw:line draw:style-name="gr19" draw:text-style-name="P1" draw:layer="layout" svg:x1="8.1cm" svg:y1="8.85cm" svg:x2="9.1cm" svg:y2="9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="Arrow" draw:marker-end-width="0.22cm" draw:marker-end-center="false" draw:fill="solid" draw:fill-color="#99ccff" draw:fill-gradient-name="Gradient_20_8" draw:fill-hatch-name="Hatch_20_1" draw:fill-image-name="Bitmape_20_1" draw:textarea-horizontal-align="left" draw:textarea-vertical-align="middle" fo:padding-top="0.125cm" fo:padding-bottom="0.125cm" fo:padding-left="0.25cm" fo:padding-right="-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 Italic" style:font-family-generic="swiss" style:font-pitch="variable" fo:font-size="10pt" fo:font-style="italic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4T16:12:51</meta:creation-date>
    <dc:date>2010-03-15T18:52:12</dc:date>
    <meta:editing-duration>PT00H55M10S</meta:editing-duration>
    <meta:editing-cycles>14</meta:editing-cycles>
    <meta:generator>OpenOffice.org/3.2$Unix OpenOffice.org_project/320m12$Build-9483</meta:generator>
    <meta:document-statistic meta:object-count="31"/>
  </office:meta>
</office:document-meta>
</file>